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 fo:color="#5B9BD5" fo:font-size="12pt" style:font-size-asian="12pt"/>
    </style:style>
    <style:style style:name="T26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name="P27" style:parent-style-name="Listenabsatz" style:family="paragraph"/>
    <style:style style:name="P28" style:parent-style-name="Listenabsatz" style:family="paragraph"/>
    <style:style style:name="P29" style:parent-style-name="Listenabsatz" style:family="paragraph"/>
    <style:style style:name="P30" style:parent-style-name="Listenabsatz" style:family="paragraph"/>
    <style:style style:name="P31" style:parent-style-name="Standard" style:family="paragraph">
      <style:paragraph-properties fo:margin-left="0.5in" fo:text-indent="-0.5in">
        <style:tab-stops/>
      </style:paragraph-properties>
    </style:style>
    <style:style style:name="P32" style:parent-style-name="Listenabsatz" style:family="paragraph"/>
    <style:style style:name="P33" style:parent-style-name="Listenabsatz" style:family="paragraph"/>
    <style:style style:name="P34" style:parent-style-name="Standard" style:family="paragraph">
      <style:paragraph-properties fo:margin-left="0.25in">
        <style:tab-stops/>
      </style:paragraph-properties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–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Meilensteine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width="0.49306in" svg:height="0.36528in" draw:z-index="251659264" draw:id="id0" draw:style-name="a1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22.09.2018</text:span></text:p>
      <text:p text:style-name="Standard"/>
      <text:p text:style-name="Standard"/>
      <text:p text:style-name="Standard"/>
      <text:p text:style-name="Standard"/>
      <text:p text:style-name="P19">Maier Christopher</text:p>
      <text:p text:style-name="P20"/>
      <text:p text:style-name="P21">5BHWII – 2018/2019</text:p>
      <text:p text:style-name="P22">Softwareentwicklung- und Projektmanagement</text:p>
      <text:p text:style-name="P23"/>
      <text:p text:style-name="P24">Betreuende Lehrperson:<text:s/>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el">Android App - Drilling Assistent</text:p>
      <text:p text:style-name="Untertitel">22.09.2018</text:p>
      <text:p text:style-name="P25"/>
      <text:p text:style-name="Standard"><draw:connector draw:type="line" svg:x1="5.225in" svg:y1="0.17778in" svg:x2="5.225in" svg:y2="5.45278in" draw:z-index="251660288" draw:id="id1" draw:style-name="a2" draw:name="Gerader Verbinder 3" text:anchor-type="paragraph"><svg:title/><svg:desc/></draw:connector><text:span text:style-name="T26">Meilenstein____________________________________________________Datum</text:span></text:p>
      <text:p text:style-name="Standard">Installation von Android Studio und Einrichtung des Emulators zum Testen der Software<text:tab/><text:tab/><text:s text:c="4"/></text:p>
      <text:p text:style-name="Standard">+<text:s/>Design der<text:s/>Start-Activity + Struktur der App (Fenster nach Appstart)<text:tab/><text:tab/><text:tab/><text:tab/><text:s text:c="4"/>03.10.2018</text:p>
      <text:p text:style-name="Standard">Implementierung des User-Input-Features<text:tab/><text:tab/><text:tab/><text:tab/><text:tab/><text:tab/><text:s text:c="3"/><text:tab/><text:s text:c="4"/>10.10.2018</text:p>
      <text:p text:style-name="Standard">Design der zweiten Activity + Übermittlung der Daten (Fenster das die Platte angezeigt)<text:tab/><text:tab/><text:s text:c="4"/>17.10.2018</text:p>
      <text:p text:style-name="Standard">User-Input-Feature „Idiotensicher“ machen<text:tab/><text:tab/><text:tab/><text:tab/><text:tab/><text:tab/><text:tab/><text:s text:c="4"/>24.10.2018</text:p>
      <text:p text:style-name="Standard">Implementierung der Berechnungsmethoden<text:tab/>+ Anzeige der in Textfeld<text:tab/><text:tab/><text:tab/><text:tab/><text:s text:c="4"/>31.10.2018</text:p>
      <text:p text:style-name="Standard">Darstellung der Platte in richtigen Proportionen<text:s/><text:tab/><text:tab/><text:tab/>(2-Wochen)<text:tab/><text:tab/><text:s text:c="4"/>14.11.2018</text:p>
      <text:list text:style-name="LFO15" text:continue-numbering="true">
        <text:list-item>
          <text:p text:style-name="P27">Anzeige der Bohrplatte<text:tab/><text:tab/><text:tab/><text:tab/><text:tab/><text:tab/><text:s text:c="18"/>07.11.2018</text:p>
        </text:list-item>
        <text:list-item>
          <text:p text:style-name="P28">Platte gemäß den Userinputs darstellen (Proportionen,<text:s/>Maße)<text:tab/><text:s text:c="32"/>14.11.2018</text:p>
        </text:list-item>
      </text:list>
      <text:p text:style-name="Standard">Darstellung der Anordnung der Bohrlöcher<text:tab/><text:tab/><text:tab/><text:tab/>(2-Wochen)<text:tab/><text:tab/><text:s text:c="4"/>28.12.2018</text:p>
      <text:list text:style-name="LFO15" text:continue-numbering="true">
        <text:list-item>
          <text:p text:style-name="P29">Anzeige von Bohrungen auf der Platte<text:tab/><text:tab/><text:tab/><text:tab/><text:tab/><text:tab/><text:s text:c="4"/>21.12.2018</text:p>
        </text:list-item>
        <text:list-item>
          <text:p text:style-name="P30">Hinzufügen der Maße und Positionierung gemäß den Berechnungen<text:tab/><text:tab/><text:s text:c="4"/>28.12.2018</text:p>
        </text:list-item>
      </text:list>
      <text:p text:style-name="P31">Feature: Abspeicherung von Plattenkonfigurationen in Datenbank<text:tab/>(2-Wochen)<text:tab/><text:tab/><text:s text:c="4"/>12.12.2018</text:p>
      <text:list text:style-name="LFO16" text:continue-numbering="true">
        <text:list-item>
          <text:p text:style-name="P32">Abspeicherung der Parameter in einer SQLite DB*<text:tab/><text:tab/><text:tab/><text:tab/><text:s text:c="18"/>05.12.2018</text:p>
        </text:list-item>
        <text:list-item>
          <text:p text:style-name="P33">„Programm füttern“ mit DB Inhalt + Menüpunkt<text:tab/><text:tab/><text:tab/><text:tab/><text:tab/><text:s text:c="4"/>12.12.2018</text:p>
        </text:list-item>
      </text:list>
      <text:p text:style-name="Standard">Projektfertigstellung<text:tab/><text:s text:c="4"/><text:tab/><text:tab/><text:tab/><text:tab/><text:tab/><text:tab/><text:tab/><text:tab/><text:s text:c="4"/>19.12.2018<text:tab/><text:tab/><text:tab/><text:tab/><text:tab/></text:p>
      <text:p text:style-name="Standard"><text:tab/><text:tab/></text:p>
      <text:p text:style-name="P34">*pro Parameter eine Spalte in DB-Tabel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="Symbol" fo:color="#5B9BD5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LFO2" style:display-name="LFO2">
      <text:list-level-style-bullet text:level="1" text:style-name="WW_CharLFO14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3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style style:name="WW_CharLFO15LVL1" style:family="text">
      <style:text-properties style:font-name="Arial" style:font-name-asian="Arial" style:font-name-complex="Aria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rial" style:font-name-asian="Arial" style:font-name-complex="Ari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style:font-name-asian="Arial" style:font-name-complex="Times New Roman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8-09-22T17:32:00Z</meta:creation-date>
    <dc:date>2018-09-26T12:29:00Z</dc:date>
    <meta:template xlink:href="Projektumfang" xlink:type="simple"/>
    <meta:editing-cycles>32</meta:editing-cycles>
    <meta:editing-duration>PT0S</meta:editing-duration>
    <meta:user-defined meta:name="_TemplateID">TC029278139991</meta:user-defined>
    <meta:document-statistic meta:page-count="2" meta:paragraph-count="3" meta:word-count="218" meta:character-count="1589" meta:row-count="11" meta:non-whitespace-character-count="1374"/>
  </office:meta>
</office:document-meta>
</file>